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7465in" fo:margin-left="0.0875in" table:align="left"/>
    </style:style>
    <style:style style:name="Table8.A" style:family="table-column">
      <style:table-column-properties style:column-width="1.9389in"/>
    </style:style>
    <style:style style:name="Table8.B" style:family="table-column">
      <style:table-column-properties style:column-width="2.1875in"/>
    </style:style>
    <style:style style:name="Table8.C" style:family="table-column">
      <style:table-column-properties style:column-width="1.1194in"/>
    </style:style>
    <style:style style:name="Table8.D" style:family="table-column">
      <style:table-column-properties style:column-width="1.5007in"/>
    </style:style>
    <style:style style:name="Table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8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8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8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9" style:family="table-row">
      <style:table-row-properties style:min-row-height="0.6139in"/>
    </style:style>
    <style:style style:name="Table8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A2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8.B2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8.C23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8.D23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7465in" fo:margin-left="0.0875in" table:align="left"/>
    </style:style>
    <style:style style:name="Table1.A" style:family="table-column">
      <style:table-column-properties style:column-width="2.1236in"/>
    </style:style>
    <style:style style:name="Table1.B" style:family="table-column">
      <style:table-column-properties style:column-width="2.2514in"/>
    </style:style>
    <style:style style:name="Table1.C" style:family="table-column">
      <style:table-column-properties style:column-width="1.434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A21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21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.C21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1.D21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8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e6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b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41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d5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b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992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e4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16f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3d668" officeooo:paragraph-rsid="00198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ae6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cb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41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cb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41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1cb0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2041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2e468a" officeooo:paragraph-rsid="001cb0c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2e468a" officeooo:paragraph-rsid="0020416d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fe6be3" officeooo:paragraph-rsid="001cb0c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fe6be3" officeooo:paragraph-rsid="0020416d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8pt" fo:letter-spacing="normal" fo:font-style="italic" fo:text-shadow="none" style:text-underline-style="none" fo:font-weight="normal" officeooo:rsid="00e5fdcb" officeooo:paragraph-rsid="001cb0c7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8pt" fo:letter-spacing="normal" fo:font-style="italic" fo:text-shadow="none" style:text-underline-style="none" fo:font-weight="normal" officeooo:rsid="00e5fdcb" officeooo:paragraph-rsid="0020416d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1cb0c7"/>
    </style:style>
    <style:style style:name="P25" style:family="paragraph" style:parent-style-name="Standard">
      <style:paragraph-properties fo:text-align="center" style:justify-single-word="false"/>
      <style:text-properties officeooo:paragraph-rsid="0020416d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8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e6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b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41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ae6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e6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98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d45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e80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41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78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8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719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paragraph-rsid="001cb0c7" style:font-name-asian="Courier New" style:font-size-asian="10.5pt" style:font-name-complex="Courier New" style:font-size-complex="10.5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paragraph-rsid="0020416d" style:font-name-asian="Courier New" style:font-size-asian="10.5pt" style:font-name-complex="Courier New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paragraph-rsid="001cb0c7" style:font-name-asian="Courier New" style:font-size-asian="10.5pt" style:font-name-complex="Courier New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paragraph-rsid="0020416d" style:font-name-asian="Courier New" style:font-size-asian="10.5pt" style:font-name-complex="Courier New" style:font-size-complex="10.5pt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128a39b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124ec99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1274784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style:font-name="Times New Roman" style:font-name-asian="Courier New" style:font-name-complex="Courier New"/>
    </style:style>
    <style:style style:name="T10" style:family="text">
      <style:text-properties style:font-name="Times New Roman" officeooo:rsid="005a182b" style:font-name-asian="Courier New" style:font-name-complex="Courier New"/>
    </style:style>
    <style:style style:name="T11" style:family="text">
      <style:text-properties style:font-name="Times New Roman" officeooo:rsid="002e468a" style:font-name-asian="Courier New" style:font-name-complex="Courier New"/>
    </style:style>
    <style:style style:name="T12" style:family="text">
      <style:text-properties style:font-name="Times New Roman" officeooo:rsid="0078979c" style:font-name-asian="Courier New" style:font-name-complex="Courier New"/>
    </style:style>
    <style:style style:name="T13" style:family="text">
      <style:text-properties style:font-name="Times New Roman" officeooo:rsid="00e5fdcb" style:font-name-asian="Courier New" style:font-name-complex="Courier New"/>
    </style:style>
    <style:style style:name="T14" style:family="text">
      <style:text-properties style:font-name="Times New Roman" fo:font-style="italic" officeooo:rsid="00e5fdcb" style:font-name-asian="Courier New" style:font-style-asian="italic" style:font-name-complex="Courier New" style:font-style-complex="italic"/>
    </style:style>
    <style:style style:name="T1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officeooo:rsid="00f2624b"/>
    </style:style>
    <style:style style:name="T17" style:family="text">
      <style:text-properties officeooo:rsid="00fe6be3"/>
    </style:style>
    <style:style style:name="T18" style:family="text">
      <style:text-properties officeooo:rsid="0171ea51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MathematicaFormatStandardForm"><text:span text:style-name="T1"><draw:frame draw:style-name="fr1" draw:name="Object29" text:anchor-type="as-char" svg:y="-0.2339in" svg:width="2.4126in" svg:height="0.3752in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31" text:anchor-type="as-char" svg:y="-0.3382in" svg:width="2.5701in" svg:height="0.4783in" draw:z-index="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2"><text:span text:style-name="MathematicaFormatStandardForm"><text:span text:style-name="T9"/></text:span></text:p>
      <text:p text:style-name="P37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27" text:anchor-type="as-char" svg:y="-0.2339in" svg:width="4.6154in" svg:height="0.3752in" draw:z-index="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1" draw:name="Object823" text:anchor-type="as-char" svg:y="-0.3382in" svg:width="3.0882in" svg:height="0.4783in" draw:z-index="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0">bin[z_, k_] := Product[z - j, {j, 0, k - 1}]/k!</text:p>
      <text:p text:style-name="P10">E2[n_, k_] := <text:s/>E2[n, k] = Sum[(-1)^(j + 1) <text:s/>E2[Floor[n/j], k - 1], {j, 2, n}] </text:p>
      <text:p text:style-name="P10">E2[n_, 0] := UnitStep[n - 1]</text:p>
      <text:p text:style-name="P10">Etz[n_, z_] := Sum[ bin[ z, k] E2[n, k], {k, 0, Log[2, n]}]</text:p>
      <text:p text:style-name="P10">etz[n_, z_] := Etz[n, z] - Etz[n - 1, z]</text:p>
      <text:p text:style-name="P10">D1xD[n_, k_, z2_] := D1xD[n, k, z2] = Sum[etz[j, z2] <text:s/>D1xD[n/j, k - 1, z2], {j, 2, n}]</text:p>
      <text:p text:style-name="P10">D1xD[n_, 0, z2_] := UnitStep[n - 1]</text:p>
      <text:p text:style-name="P10">E1[n_, z_] := Sum[ (-1)^(k + 1)/k D1xD[n, k, z], {k, 1, Log2@n}]</text:p>
      <text:p text:style-name="P10">fo[n_] := -Sum[ 2^k/k, {k, 1, Log2@n}]</text:p>
      <text:p text:style-name="P10">pr[n_] := Sum[ PrimePi[ n^(1/k)]/k, {k, 1, Log2@n}]</text:p>
      <text:p text:style-name="P10">DiscretePlot[ E1[n, 2] - (2 pr[n] + 2 fo[n]), {n, 1, 100}]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22" text:anchor-type="as-char" svg:y="-0.1437in" svg:width="2.5217in" svg:height="0.1783in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3" text:anchor-type="as-char" svg:y="-0.1437in" svg:width="2.7047in" svg:height="0.1783in" draw:z-index="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37"><text:span text:style-name="MathematicaFormatStandardForm"><text:span text:style-name="T1"/></text:span></text:p>
      <text:p text:style-name="P27"><text:span text:style-name="MathematicaFormatStandardForm"><text:span text:style-name="T9"><draw:frame draw:style-name="fr2" draw:name="Object553" text:anchor-type="as-char" svg:y="-0.3591in" svg:width="2.6409in" svg:height="0.5201in" draw:z-index="7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"><text:span text:style-name="MathematicaFormatStandardForm"><text:span text:style-name="T10"/></text:span></text:p>
      <text:p text:style-name="P2"><text:span text:style-name="MathematicaFormatStandardForm"><text:span text:style-name="T9"><draw:frame draw:style-name="fr2" draw:name="Object56" text:anchor-type="as-char" svg:y="-0.2437in" svg:width="1.6634in" svg:height="0.4055in" draw:z-index="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12">AND...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9"><draw:frame draw:style-name="fr2" draw:name="Object57" text:anchor-type="as-char" svg:y="-0.3591in" svg:width="2.128in" svg:height="0.5201in" draw:z-index="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9"><draw:frame draw:style-name="fr2" draw:name="Object58" text:anchor-type="as-char" svg:y="-0.2437in" svg:width="1.2425in" svg:height="0.4055in" draw:z-index="1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9"><draw:frame draw:style-name="fr2" draw:name="Object59" text:anchor-type="as-char" svg:y="-0.3591in" svg:width="1.4335in" svg:height="0.5201in" draw:z-index="1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9"><draw:frame draw:style-name="fr2" draw:name="Object60" text:anchor-type="as-char" svg:y="-0.2252in" svg:width="1.3717in" svg:height="0.3862in" draw:z-index="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30"><text:span text:style-name="MathematicaFormatStandardForm"><text:span text:style-name="T11"><draw:frame draw:style-name="fr2" draw:name="Object74" text:anchor-type="as-char" svg:y="-0.3161in" svg:width="2.2957in" svg:height="0.5047in" draw:z-index="1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11"><text:span text:style-name="MathematicaFormatStandardForm"><text:span text:style-name="T11"><draw:frame draw:style-name="fr2" draw:name="Object75" text:anchor-type="as-char" svg:y="-0.3055in" svg:width="4.1555in" svg:height="0.4953in" draw:z-index="13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11"><text:span text:style-name="MathematicaFormatStandardForm"><text:span text:style-name="T11"><draw:frame draw:style-name="fr2" draw:name="Object76" text:anchor-type="as-char" svg:y="-0.3055in" svg:width="4.4374in" svg:height="0.4953in" draw:z-index="1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11"><text:span text:style-name="MathematicaFormatStandardForm"><text:span text:style-name="T11"><draw:frame draw:style-name="fr2" draw:name="Object77" text:anchor-type="as-char" svg:y="-0.3055in" svg:width="4.3154in" svg:height="0.4953in" draw:z-index="15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11"><text:span text:style-name="MathematicaFormatStandardForm"><text:span text:style-name="T11"><draw:frame draw:style-name="fr2" draw:name="Object93" text:anchor-type="as-char" svg:y="-0.3055in" svg:width="1.9161in" svg:height="0.511in" draw:z-index="16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11"><text:span text:style-name="MathematicaFormatStandardForm"><text:span text:style-name="T11"><draw:frame draw:style-name="fr2" draw:name="Object106" text:anchor-type="as-char" svg:y="-0.3055in" svg:width="1.6437in" svg:height="0.511in" draw:z-index="1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1"><text:span text:style-name="MathematicaFormatStandardForm"><text:span text:style-name="T11"/></text:span></text:p>
      <text:p text:style-name="P2"><text:span text:style-name="MathematicaFormatStandardForm"><text:span text:style-name="T1"><draw:frame draw:style-name="fr1" draw:name="Object94" text:anchor-type="as-char" svg:y="-0.1425in" svg:width="2.5134in" svg:height="0.2965in" draw:z-index="1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1"><text:span text:style-name="MathematicaFormatStandardForm"><text:span text:style-name="T15"/></text:span></text:p>
      <text:p text:style-name="P27"><text:span text:style-name="MathematicaFormatStandardForm"><text:span text:style-name="T1"><draw:frame draw:style-name="fr1" draw:name="Object826" text:anchor-type="as-char" svg:y="-0.2228in" svg:width="2.5154in" svg:height="0.3638in" draw:z-index="20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3" text:anchor-type="as-char" svg:y="-0.3382in" svg:width="2.8118in" svg:height="0.4783in" draw:z-index="21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4" text:anchor-type="as-char" svg:y="-0.1437in" svg:width="1.4835in" svg:height="0.2661in" draw:z-index="22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5" text:anchor-type="as-char" svg:y="-0.1437in" svg:width="1.8154in" svg:height="0.2661in" draw:z-index="2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46" text:anchor-type="as-char" svg:y="-0.1437in" svg:width="2.0016in" svg:height="0.2661in" draw:z-index="2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1"/>
      <text:p text:style-name="P2"/>
      <text:p text:style-name="P2"/>
      <text:p text:style-name="P2"><text:span text:style-name="MathematicaFormatStandardForm"><text:span text:style-name="T1"><draw:frame draw:style-name="fr1" draw:name="Object126" text:anchor-type="as-char" svg:y="-0.1437in" svg:width="2.1717in" svg:height="0.1945in" draw:z-index="19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28"/>
      <text:p text:style-name="P22">Table <text:span text:style-name="T16">2</text:span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"><text:span text:style-name="MathematicaFormatStandardForm"><text:span text:style-name="T7">Variant of</text:span></text:span><text:span text:style-name="MathematicaFormatStandardForm"><text:span text:style-name="T8"><draw:frame draw:style-name="fr3" draw:name="Object217" text:anchor-type="as-char" svg:y="-0.1437in" svg:width="0.511in" svg:height="0.1945in" draw:z-index="2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/table:table-cell>
          <table:table-cell table:style-name="Table8.A1" office:value-type="string">
            <text:p text:style-name="P18"><text:s/><text:span text:style-name="T17">Value</text:span></text:p>
          </table:table-cell>
          <table:table-cell table:style-name="Table8.A1" office:value-type="string">
            <text:p text:style-name="P20"><text:span text:style-name="T18">Via Roots,</text:span> in Mathematica</text:p>
          </table:table-cell>
          <table:table-cell table:style-name="Table8.D1" office:value-type="string">
            <text:p text:style-name="P18"><text:span text:style-name="T17">Value in Mathematica</text:span> </text:p>
          </table:table-cell>
        </table:table-row>
        <table:table-row>
          <table:table-cell table:style-name="Table8.A2" office:value-type="string">
            <text:p text:style-name="P33"><text:span text:style-name="MathematicaFormatStandardForm"><text:span text:style-name="T9"><draw:frame draw:style-name="fr3" draw:name="Object3" text:anchor-type="as-char" svg:y="-0.1437in" svg:width="0.8043in" svg:height="0.1945in" draw:z-index="2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/table:table-cell>
          <table:table-cell table:style-name="Table8.B2" office:value-type="string">
            <text:p text:style-name="P33"><text:span text:style-name="MathematicaFormatStandardForm"><text:span text:style-name="T9"><draw:frame draw:style-name="fr3" draw:name="Object4" text:anchor-type="as-char" svg:y="-0.1244in" svg:width="0.7791in" svg:height="0.1752in" draw:z-index="27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" office:value-type="string">
            <text:p text:style-name="P34"><text:span text:style-name="MathematicaFormatStandardForm"><text:span text:style-name="T9"><draw:frame draw:style-name="fr3" draw:name="Object19" text:anchor-type="as-char" svg:y="-0.1244in" svg:width="0.8547in" svg:height="0.1752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  <table:table-cell table:style-name="Table8.B4" office:value-type="string">
            <text:p text:style-name="P34"><text:span text:style-name="MathematicaFormatStandardForm"><text:span text:style-name="T9"><draw:frame draw:style-name="fr3" draw:name="Object1" text:anchor-type="as-char" svg:y="-0.1244in" svg:width="1.0055in" svg:height="0.1752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" office:value-type="string">
            <text:p text:style-name="P36"><text:span text:style-name="MathematicaFormatStandardForm"><text:span text:style-name="T9"><draw:frame draw:style-name="fr3" draw:name="Object25" text:anchor-type="as-char" svg:y="-0.1244in" svg:width="1.3984in" svg:height="0.1752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  <table:table-cell table:style-name="Table8.B4" office:value-type="string">
            <text:p text:style-name="P36"><text:span text:style-name="MathematicaFormatStandardForm"><text:span text:style-name="T9"><draw:frame draw:style-name="fr3" draw:name="Object26" text:anchor-type="as-char" svg:y="-0.1244in" svg:width="1.3626in" svg:height="0.1752in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" office:value-type="string">
            <text:p text:style-name="P36"><text:span text:style-name="MathematicaFormatStandardForm"><text:span text:style-name="T9"><draw:frame draw:style-name="fr3" draw:name="Object20" text:anchor-type="as-char" svg:y="-0.2252in" svg:width="0.9665in" svg:height="0.3701in" draw:z-index="4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  <table:table-cell table:style-name="Table8.B7" office:value-type="string">
            <text:p text:style-name="P36"><text:span text:style-name="MathematicaFormatStandardForm"><text:span text:style-name="T9"><draw:frame draw:style-name="fr3" draw:name="Object28" text:anchor-type="as-char" svg:y="-0.1244in" svg:width="1.3839in" svg:height="0.1752in" draw:z-index="46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" office:value-type="string">
            <text:p text:style-name="P36"><text:span text:style-name="MathematicaFormatStandardForm"><text:span text:style-name="T9"><draw:frame draw:style-name="fr3" draw:name="Object33" text:anchor-type="as-char" svg:y="-0.1244in" svg:width="1.2547in" svg:height="0.2791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  <table:table-cell table:style-name="Table8.B7" office:value-type="string">
            <text:p text:style-name="P36"><text:span text:style-name="MathematicaFormatStandardForm"><text:span text:style-name="T9"><draw:frame draw:style-name="fr3" draw:name="Object34" text:anchor-type="as-char" svg:y="-0.1244in" svg:width="1.3626in" svg:height="0.1752in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6"><text:span text:style-name="MathematicaFormatStandardForm"><text:span text:style-name="T9"><draw:frame draw:style-name="fr3" draw:name="Object30" text:anchor-type="as-char" svg:y="-0.2083in" svg:width="0.9866in" svg:height="0.4575in" draw:z-index="4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  <table:table-cell table:style-name="Table8.B7" office:value-type="string">
            <text:p text:style-name="P36"><text:span text:style-name="MathematicaFormatStandardForm"><text:span text:style-name="T9"><draw:frame draw:style-name="fr3" draw:name="Object32" text:anchor-type="as-char" svg:y="-0.1244in" svg:width="1.3839in" svg:height="0.1752in" draw:z-index="5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5"><text:span text:style-name="MathematicaFormatStandardForm"><text:span text:style-name="T1"><draw:frame draw:style-name="fr1" draw:name="Object13" text:anchor-type="as-char" svg:y="-0.1437in" svg:width="1.2839in" svg:height="0.1945in" draw:z-index="51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</table:table-cell>
          <table:table-cell table:style-name="Table8.B8" office:value-type="string">
            <text:p text:style-name="P5"><text:span text:style-name="MathematicaFormatStandardForm"><text:span text:style-name="T1"><draw:frame draw:style-name="fr1" draw:name="Object14" text:anchor-type="as-char" svg:y="-0.3382in" svg:width="1.4984in" svg:height="0.4783in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 table:style-name="Table8.9">
          <table:table-cell table:style-name="Table8.A2" office:value-type="string">
            <text:p text:style-name="P6"><text:span text:style-name="MathematicaFormatStandardForm"><text:span text:style-name="T1"><draw:frame draw:style-name="fr1" draw:name="Object21" text:anchor-type="as-char" svg:y="-0.1437in" svg:width="1.328in" svg:height="0.1945in" draw:z-index="5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  </table:table-cell>
          <table:table-cell table:style-name="Table8.B9" office:value-type="string">
            <text:p text:style-name="P6"><text:span text:style-name="MathematicaFormatStandardForm"><text:span text:style-name="T1"><draw:frame draw:style-name="fr1" draw:name="Object24" text:anchor-type="as-char" svg:y="-0.3382in" svg:width="1.7311in" svg:height="0.4783in" draw:z-index="54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4"><text:span text:style-name="MathematicaFormatStandardForm"><text:span text:style-name="T9"><draw:frame draw:style-name="fr3" draw:name="Object16" text:anchor-type="as-char" svg:y="-0.2252in" svg:width="0.9984in" svg:height="0.3654in" draw:z-index="3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</table:table-cell>
          <table:table-cell table:style-name="Table8.B22" office:value-type="string">
            <text:p text:style-name="P34"><text:span text:style-name="MathematicaFormatStandardForm"><text:span text:style-name="T9"><draw:frame draw:style-name="fr3" draw:name="Object2" text:anchor-type="as-char" svg:y="-0.1244in" svg:width="1.5756in" svg:height="0.1752in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4"><text:span text:style-name="MathematicaFormatStandardForm"><text:span text:style-name="T9"><draw:frame draw:style-name="fr3" draw:name="Object18" text:anchor-type="as-char" svg:y="-0.2083in" svg:width="0.9984in" svg:height="0.3543in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  <table:table-cell table:style-name="Table8.B22" office:value-type="string">
            <text:p text:style-name="P34"><text:span text:style-name="MathematicaFormatStandardForm"><text:span text:style-name="T9"><draw:frame draw:style-name="fr3" draw:name="Object5" text:anchor-type="as-char" svg:y="-0.1244in" svg:width="1.6709in" svg:height="0.1752in" draw:z-index="3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4"><text:span text:style-name="MathematicaFormatStandardForm"><text:span text:style-name="T10"><draw:frame draw:style-name="fr3" draw:name="Object17" text:anchor-type="as-char" svg:y="-0.1244in" svg:width="1.252in" svg:height="0.1752in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  <table:table-cell table:style-name="Table8.B22" office:value-type="string">
            <text:p text:style-name="P34"><text:span text:style-name="MathematicaFormatStandardForm"><text:span text:style-name="T10"><draw:frame draw:style-name="fr3" draw:name="Object6" text:anchor-type="as-char" svg:y="-0.1244in" svg:width="1.5402in" svg:height="0.1752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4"><text:span text:style-name="MathematicaFormatStandardForm"><text:span text:style-name="T10"><draw:frame draw:style-name="fr3" draw:name="Object15" text:anchor-type="as-char" svg:y="-0.2083in" svg:width="0.9839in" svg:height="0.3484in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</table:table-cell>
          <table:table-cell table:style-name="Table8.B22" office:value-type="string">
            <text:p text:style-name="P34"><text:span text:style-name="MathematicaFormatStandardForm"><text:span text:style-name="T10"><draw:frame draw:style-name="fr3" draw:name="Object7" text:anchor-type="as-char" svg:y="-0.1244in" svg:width="1.561in" svg:height="0.1752in" draw:z-index="3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5"><text:span text:style-name="MathematicaFormatStandardForm"><text:span text:style-name="T9"><draw:frame draw:style-name="fr3" draw:name="Object9" text:anchor-type="as-char" svg:y="-0.1437in" svg:width="1.0984in" svg:height="0.2819in" draw:z-index="4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</table:table-cell>
          <table:table-cell table:style-name="Table8.B22" office:value-type="string">
            <text:p text:style-name="P35"><text:span text:style-name="MathematicaFormatStandardForm"><text:span text:style-name="T9"><draw:frame draw:style-name="fr3" draw:name="Object10" text:anchor-type="as-char" svg:y="-0.1425in" svg:width="0.9819in" svg:height="0.2827in" draw:z-index="41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41"><draw:frame draw:style-name="fr3" draw:name="Object11" text:anchor-type="as-char" svg:y="-0.2402in" svg:width="1.2756in" svg:height="0.3791in" draw:z-index="42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8.B22" office:value-type="string">
            <text:p text:style-name="P41"><draw:frame draw:style-name="fr3" draw:name="Object12" text:anchor-type="as-char" svg:y="-0.1244in" svg:width="0.3516in" svg:height="0.1591in" draw:z-index="4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/>
          </table:table-cell>
          <table:table-cell table:style-name="Table8.D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39"/>
          </table:table-cell>
          <table:table-cell table:style-name="Table8.B22" office:value-type="string">
            <text:p text:style-name="P41"/>
          </table:table-cell>
          <table:table-cell table:style-name="Table8.C2" office:value-type="string">
            <text:p text:style-name="P24"><text:span text:style-name="aaMathematica"/></text:p>
          </table:table-cell>
          <table:table-cell table:style-name="Table8.D2" office:value-type="string">
            <text:p text:style-name="P24"><text:span text:style-name="aaMathematica"/></text:p>
          </table:table-cell>
        </table:table-row>
        <table:table-row>
          <table:table-cell table:style-name="Table8.A23" office:value-type="string">
            <text:p text:style-name="P39"/>
          </table:table-cell>
          <table:table-cell table:style-name="Table8.B23" office:value-type="string">
            <text:p text:style-name="P41"/>
          </table:table-cell>
          <table:table-cell table:style-name="Table8.C23" office:value-type="string">
            <text:p text:style-name="P24"><text:span text:style-name="aaMathematica"/></text:p>
          </table:table-cell>
          <table:table-cell table:style-name="Table8.D23" office:value-type="string">
            <text:p text:style-name="P24"><text:span text:style-name="aaMathematica"/></text:p>
          </table:table-cell>
        </table:table-row>
      </table:table>
      <text:p text:style-name="P14"/>
      <text:p text:style-name="P16"><text:span text:style-name="MathematicaFormatStandardForm"><text:span text:style-name="T13"><text:tab/>Several other important functions emerge as </text:span></text:span><text:span text:style-name="MathematicaFormatStandardForm"><text:span text:style-name="T14">n</text:span></text:span><text:span text:style-name="MathematicaFormatStandardForm"><text:span text:style-name="T13"> approaches</text:span></text:span></text:p>
      <text:p text:style-name="P16"><text:span text:style-name="MathematicaFormatStandardForm"><text:span text:style-name="T13"/></text:span></text:p>
      <text:p text:style-name="P38"><text:span text:style-name="MathematicaFormatStandardForm"><text:span text:style-name="T1"/></text:span></text:p>
      <text:p text:style-name="P29"/>
      <text:p text:style-name="P23">Table <text:span text:style-name="T16">2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text:span text:style-name="MathematicaFormatStandardForm"><text:span text:style-name="T7">Variant of</text:span></text:span><text:span text:style-name="MathematicaFormatStandardForm"><text:span text:style-name="T8"><draw:frame draw:style-name="fr3" draw:name="Object8" text:anchor-type="as-char" svg:y="-0.1437in" svg:width="0.511in" svg:height="0.1945in" draw:z-index="3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  </table:table-cell>
          <table:table-cell table:style-name="Table1.A1" office:value-type="string">
            <text:p text:style-name="P19"><text:s/><text:span text:style-name="T17">Value</text:span></text:p>
          </table:table-cell>
          <table:table-cell table:style-name="Table1.A1" office:value-type="string">
            <text:p text:style-name="P21"><text:span text:style-name="T18">Via Roots,</text:span> in Mathematica</text:p>
          </table:table-cell>
          <table:table-cell table:style-name="Table1.D1" office:value-type="string">
            <text:p text:style-name="P19"><text:span text:style-name="T17">Value in Mathematica</text:span> </text:p>
          </table:table-cell>
        </table:table-row>
        <table:table-row>
          <table:table-cell table:style-name="Table1.A2" office:value-type="string">
            <text:p text:style-name="P35"><text:span text:style-name="MathematicaFormatStandardForm"><text:span text:style-name="T9"><draw:frame draw:style-name="fr1" draw:name="Object35" text:anchor-type="as-char" svg:y="-0.1626in" svg:width="1.5236in" svg:height="0.2866in" draw:z-index="5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    </table:table-cell>
          <table:table-cell table:style-name="Table1.B2" office:value-type="string">
            <text:p text:style-name="P35"><text:span text:style-name="MathematicaFormatStandardForm"><text:span text:style-name="T9"><draw:frame draw:style-name="fr1" draw:name="Object36" text:anchor-type="as-char" svg:y="-0.1244in" svg:width="1.3626in" svg:height="0.1752in" draw:z-index="5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7"><text:span text:style-name="MathematicaFormatStandardForm"><text:span text:style-name="T2"><draw:frame draw:style-name="fr1" draw:name="Object194" text:anchor-type="as-char" svg:y="-0.1626in" svg:width="1.3654in" svg:height="0.2866in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  <table:table-cell table:style-name="Table1.B4" office:value-type="string">
            <text:p text:style-name="P7"><text:span text:style-name="MathematicaFormatStandardForm"><text:span text:style-name="T2"><draw:frame draw:style-name="fr1" draw:name="Object37" text:anchor-type="as-char" svg:y="-0.1244in" svg:width="0.8047in" svg:height="0.1591in" draw:z-index="5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13"><text:span text:style-name="MathematicaFormatStandardForm"><text:span text:style-name="T6"><draw:frame draw:style-name="fr1" draw:name="Object195" text:anchor-type="as-char" svg:y="-0.1626in" svg:width="1.9425in" svg:height="0.2866in" draw:z-index="5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  <table:table-cell table:style-name="Table1.B4" office:value-type="string">
            <text:p text:style-name="P15"><text:span text:style-name="MathematicaFormatStandardForm"><text:span text:style-name="T6"><draw:frame draw:style-name="fr1" draw:name="Object38" text:anchor-type="as-char" svg:y="-0.1244in" svg:width="0.7807in" svg:height="0.1591in" draw:z-index="60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198" text:anchor-type="as-char" svg:y="-0.2437in" svg:width="1.0783in" svg:height="0.4083in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  </table:table-cell>
          <table:table-cell table:style-name="Table1.B5" office:value-type="string">
            <text:p text:style-name="P8"><text:span text:style-name="MathematicaFormatStandardForm"><text:span text:style-name="T1"><draw:frame draw:style-name="fr1" draw:name="Object39" text:anchor-type="as-char" svg:y="-0.1244in" svg:width="1.3839in" svg:height="0.1752in" draw:z-index="66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197" text:anchor-type="as-char" svg:y="-0.2252in" svg:width="1.0055in" svg:height="0.3701in" draw:z-index="6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  </table:table-cell>
          <table:table-cell table:style-name="Table1.B6" office:value-type="string">
            <text:p text:style-name="P8"><text:span text:style-name="MathematicaFormatStandardForm"><text:span text:style-name="T1"><draw:frame draw:style-name="fr1" draw:name="Object40" text:anchor-type="as-char" svg:y="-0.1244in" svg:width="0.8256in" svg:height="0.1591in" draw:z-index="68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199" text:anchor-type="as-char" svg:y="-0.2437in" svg:width="1.4972in" svg:height="0.4083in" draw:z-index="69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  </table:table-cell>
          <table:table-cell table:style-name="Table1.B7" office:value-type="string">
            <text:p text:style-name="P8"><text:span text:style-name="MathematicaFormatStandardForm"><text:span text:style-name="T1"><draw:frame draw:style-name="fr1" draw:name="Object41" text:anchor-type="as-char" svg:y="-0.1244in" svg:width="0.8016in" svg:height="0.1591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204" text:anchor-type="as-char" svg:y="-0.2437in" svg:width="1.1717in" svg:height="0.4083in" draw:z-index="71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</table:table-cell>
          <table:table-cell table:style-name="Table1.B20" office:value-type="string">
            <text:p text:style-name="P8"><text:span text:style-name="MathematicaFormatStandardForm"><text:span text:style-name="T1"><draw:frame draw:style-name="fr1" draw:name="Object42" text:anchor-type="as-char" svg:y="-0.1437in" svg:width="0.5646in" svg:height="0.1783in" draw:z-index="72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205" text:anchor-type="as-char" svg:y="-0.2252in" svg:width="1.161in" svg:height="0.3701in" draw:z-index="7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  </table:table-cell>
          <table:table-cell table:style-name="Table1.B20" office:value-type="string">
            <text:p text:style-name="P8"><text:span text:style-name="MathematicaFormatStandardForm"><text:span text:style-name="T1"><draw:frame draw:style-name="fr1" draw:name="Object43" text:anchor-type="as-char" svg:y="-0.1244in" svg:width="0.3508in" svg:height="0.1591in" draw:z-index="74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8"><text:span text:style-name="MathematicaFormatStandardForm"><text:span text:style-name="T1"><draw:frame draw:style-name="fr1" draw:name="Object203" text:anchor-type="as-char" svg:y="-0.2437in" svg:width="1.5902in" svg:height="0.4083in" draw:z-index="7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  </table:table-cell>
          <table:table-cell table:style-name="Table1.B20" office:value-type="string">
            <text:p text:style-name="P8"><text:span text:style-name="MathematicaFormatStandardForm"><text:span text:style-name="T1"><draw:frame draw:style-name="fr1" draw:name="Object44" text:anchor-type="as-char" svg:y="-0.1244in" svg:width="0.3728in" svg:height="0.1591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5"><text:span text:style-name="MathematicaFormatStandardForm"><text:span text:style-name="T9"/></text:span></text:p>
          </table:table-cell>
          <table:table-cell table:style-name="Table1.B20" office:value-type="string">
            <text:p text:style-name="P35"><text:span text:style-name="MathematicaFormatStandardForm"><text:span text:style-name="T9"/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5"><text:span text:style-name="MathematicaFormatStandardForm"><text:span text:style-name="T9"/></text:span></text:p>
          </table:table-cell>
          <table:table-cell table:style-name="Table1.B20" office:value-type="string">
            <text:p text:style-name="P35"><text:span text:style-name="MathematicaFormatStandardForm"><text:span text:style-name="T9"/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5"><text:span text:style-name="MathematicaFormatStandardForm"><text:span text:style-name="T10"/></text:span></text:p>
          </table:table-cell>
          <table:table-cell table:style-name="Table1.B20" office:value-type="string">
            <text:p text:style-name="P35"><text:span text:style-name="MathematicaFormatStandardForm"><text:span text:style-name="T10"/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5"><text:span text:style-name="MathematicaFormatStandardForm"><text:span text:style-name="T10"/></text:span></text:p>
          </table:table-cell>
          <table:table-cell table:style-name="Table1.B20" office:value-type="string">
            <text:p text:style-name="P35"><text:span text:style-name="MathematicaFormatStandardForm"><text:span text:style-name="T10"/></text:span>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0" office:value-type="string">
            <text:p text:style-name="P42"/>
          </table:table-cell>
          <table:table-cell table:style-name="Table1.C2" office:value-type="string">
            <text:p text:style-name="P25"><text:span text:style-name="aaMathematica"/></text:p>
          </table:table-cell>
          <table:table-cell table:style-name="Table1.D2" office:value-type="string">
            <text:p text:style-name="P25"><text:span text:style-name="aaMathematica"/></text:p>
          </table:table-cell>
        </table:table-row>
        <table:table-row>
          <table:table-cell table:style-name="Table1.A21" office:value-type="string">
            <text:p text:style-name="P40"/>
          </table:table-cell>
          <table:table-cell table:style-name="Table1.B21" office:value-type="string">
            <text:p text:style-name="P42"/>
          </table:table-cell>
          <table:table-cell table:style-name="Table1.C21" office:value-type="string">
            <text:p text:style-name="P25"><text:span text:style-name="aaMathematica"/></text:p>
          </table:table-cell>
          <table:table-cell table:style-name="Table1.D21" office:value-type="string">
            <text:p text:style-name="P25"><text:span text:style-name="aaMathematica"/></text:p>
          </table:table-cell>
        </table:table-row>
      </table:table>
      <text:p text:style-name="P15"/>
      <text:p text:style-name="P17"><text:span text:style-name="MathematicaFormatStandardForm"><text:span text:style-name="T13"><text:tab/>Several other important functions emerge as </text:span></text:span><text:span text:style-name="MathematicaFormatStandardForm"><text:span text:style-name="T14">n</text:span></text:span><text:span text:style-name="MathematicaFormatStandardForm"><text:span text:style-name="T13"> approaches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/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/></text:span></text:p>
      <text:p text:style-name="P7"><text:soft-page-break/><text:span text:style-name="MathematicaFormatStandardForm"><text:span text:style-name="T1"/></text:span></text:p>
      <text:p text:style-name="P7"><text:span text:style-name="MathematicaFormatStandardForm"><text:span text:style-name="T3"/></text:span></text:p>
      <text:p text:style-name="P7"><text:span text:style-name="MathematicaFormatStandardForm"><text:span text:style-name="T4"/></text:span></text:p>
      <text:p text:style-name="P7"><text:span text:style-name="MathematicaFormatStandardForm"><text:span text:style-name="T1"><draw:frame draw:style-name="fr1" draw:name="Object196" text:anchor-type="as-char" svg:y="-0.1626in" svg:width="3.2091in" svg:height="0.2866in" draw:z-index="6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"><text:span text:style-name="MathematicaFormatStandardForm"><text:span text:style-name="T5"/></text:span></text:p>
      <text:p text:style-name="P7"><text:span text:style-name="MathematicaFormatStandardForm"><text:span text:style-name="T1"><draw:frame draw:style-name="fr1" draw:name="Object200" text:anchor-type="as-char" svg:y="-0.2252in" svg:width="3.8492in" svg:height="0.3701in" draw:z-index="6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201" text:anchor-type="as-char" svg:y="-0.1626in" svg:width="4.7465in" svg:height="0.2866in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202" text:anchor-type="as-char" svg:y="-0.2437in" svg:width="4.2374in" svg:height="0.4083in" draw:z-index="6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9"><text:span text:style-name="MathematicaFormatStandardForm"><text:span text:style-name="T1"><draw:frame draw:style-name="fr3" draw:name="Object45" text:anchor-type="as-char" svg:y="-0.2437in" svg:width="5.1575in" svg:height="0.4083in" draw:z-index="7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54:02.606000000</meta:creation-date>
    <meta:generator>LibreOffice/5.0.0.5$Windows_x86 LibreOffice_project/1b1a90865e348b492231e1c451437d7a15bb262b</meta:generator>
    <dc:date>2015-10-13T15:58:45.027000000</dc:date>
    <meta:editing-duration>PT6H26M2S</meta:editing-duration>
    <meta:editing-cycles>28</meta:editing-cycles>
    <meta:document-statistic meta:table-count="2" meta:image-count="0" meta:object-count="78" meta:page-count="7" meta:paragraph-count="100" meta:word-count="162" meta:character-count="842" meta:non-whitespace-character-count="694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m</mi>
              </msub>
            </mfrac>
          </mrow>
          <mo fence="true" stretchy="false">)</mo>
        </mrow>
        <mo stretchy="false">=</mo>
        <mrow>
          <msub>
            <mrow>
              <mo fence="true" stretchy="false">[</mo>
              <mrow>
                <mrow>
                  <mi>log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log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m</mi>
          </msub>
        </mrow>
      </mrow>
    </mrow>
    <annotation encoding="StarMath 5.0">lim from {z rightarrow 0 }{{partial}over{partial z}}([(1+y^{s-1} cdot %zeta(s,1+y))^z]_n over [(1+y^{s-1} cdot %zeta(s,1+y))^z]_m) = [log (1+y^{s-1} cdot %zeta(s,1+y))^z]_n - [log (1+y^{s-1} cdot %zeta(s,1+y))^z]_m</annotation>
  </semantics>
</math>
</file>

<file path=Object 1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%zeta(s)]_n - [log( %zeta_{1 / 2}(2s) )]_n</annotation>
  </semantics>
</math>
</file>

<file path=Object 1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+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%zeta( s-a )]_n+[log %zeta(s)]_n</annotation>
  </semantics>
</math>
</file>

<file path=Object 1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b>
                          <mi mathvariant="normal">χ</mi>
                          <mi>k</mi>
                        </msub>
                      </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χ</mi>
            <mi>k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j</mi>
        </msub>
      </mrow>
    </mrow>
    <annotation encoding="StarMath 5.0">[log (sum from j = 1 to n %chi_k ( j ))]_n = sum from j = 1 to n %chi_k (j) cdot [nabla log %zeta(0)]_j</annotation>
  </semantics>
</math>
</file>

<file path=Object 1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normal">χ</mi>
                  <mi>k</mi>
                </msub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s</mi>
              <mo stretchy="false">=</mo>
              <mn>0</mn>
            </mrow>
            <mi>t</mi>
          </munderover>
          <msub>
            <mi mathvariant="normal">χ</mi>
            <mi>k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o stretchy="false">∇</mo>
        </mrow>
      </mrow>
      <mtext>*</mtext>
      <mi>log</mi>
      <mrow>
        <mo fence="true" stretchy="false">(</mo>
        <mrow>
          <mrow>
            <mrow>
              <mi>j</mi>
              <mo stretchy="false">⋅</mo>
              <mi>t</mi>
            </mrow>
            <mo stretchy="false">+</mo>
            <mi>s</mi>
          </mrow>
        </mrow>
        <mo fence="true" stretchy="false">)</mo>
      </mrow>
    </mrow>
    <annotation encoding="StarMath 5.0">log (sum from j = 1 to n %chi_k ( j )) = sum from s = 0 to t %chi_k (s) cdot sum from j = 0 to lfloor n over t rfloor  nabla "*"log (j cdot t + s)</annotation>
  </semantics>
</math>
</file>

<file path=Object 14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i>t</mi>
                    <mo stretchy="false">⋅</mo>
                    <mi mathvariant="normal">ζ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t cdot %zeta(s))]_n</annotation>
  </semantics>
</math>
</file>

<file path=Object 15/content.xml><?xml version="1.0" encoding="utf-8"?>
<math xmlns="http://www.w3.org/1998/Math/MathML" display="block">
  <semantics>
    <mrow>
      <mi>log</mi>
      <mrow>
        <mi>t</mi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log t +  [log %zeta(s)]_n</annotation>
  </semantics>
</math>
</file>

<file path=Object 1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%zeta( s-a )]_n-[log %zeta(s)]_n</annotation>
  </semantics>
</math>
</file>

<file path=Object 1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8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i>k</mi>
              </mrow>
            </msup>
            <mi>k</mi>
          </mfrac>
        </mrow>
      </mrow>
      <mo stretchy="false">+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- sum from k = 1 to lfloor {log n}over {log x}  rfloor {{x^{(1-s) k}} over {k}} + [log %zeta(s)]_n</annotation>
  </semantics>
</math>
</file>

<file path=Object 1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row>
              <mo fence="true" stretchy="false">[</mo>
              <mrow>
                <mrow>
                  <mo stretchy="false">∇</mo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 mathvariant="normal">ζ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z</mi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(((1-x^{1-s})%zeta(s))^z-1)^k]_n = sum from j = 2 to n [nabla ((1-x^{1-s})%zeta(s))^z]_j cdot [(((1-x^{1-s})%zeta(s))^z-1)^{k-1}]_{n cdot j^-1}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i>log</mi>
                        <mi>n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sub>
                      <mi mathvariant="normal">ζ</mi>
                      <mrow>
                        <mi>log</mi>
                        <mi>m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i>e</mi>
    </msub>
    <annotation encoding="StarMath 5.0">[log({%zeta_{log n}(s)} over {%zeta_{{log m}}(s)})]_e</annotation>
  </semantics>
</math>
</file>

<file path=Object 2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row>
            <mo stretchy="false">−</mo>
            <mi>z</mi>
          </mrow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  <mi>k</mi>
                </mrow>
              </msup>
              <mi>k</mi>
            </mfrac>
          </mrow>
        </mrow>
        <mo stretchy="false">+</mo>
        <mrow>
          <mi>z</mi>
          <mo stretchy="false">⋅</mo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</mrow>
    </mrow>
    <annotation encoding="StarMath 5.0">[log((1-x^{1-s})%zeta(s)^z)]_n = -z cdot  sum from k = 1 to lfloor {log n}over {log x}  rfloor {{x^{(1-s)k}} over {k}} + z cdot [log %zeta(s)]_n</annotation>
  </semantics>
</math>
</file>

<file path=Object 2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((1-x^{1-s})%zeta(s)) = log(1-x^{1-s}) + log %zeta(s)</annotation>
  </semantics>
</math>
</file>

<file path=Object 2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2</mn>
            </msup>
          </mrow>
        </mrow>
        <mo fence="true" stretchy="false">)</mo>
      </mrow>
    </mrow>
    <annotation encoding="StarMath 5.0">log((1-x^{1-s})%zeta(s)^2) = log(1-x^{1-s}) + log (%zeta(s)^2)</annotation>
  </semantics>
</math>
</file>

<file path=Object 23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sub>
                      <mi mathvariant="normal">ζ</mi>
                      <mfrac>
                        <mrow>
                          <mi>log</mi>
                          <mi>m</mi>
                        </mrow>
                        <mrow>
                          <mi>log</mi>
                          <mi>n</mi>
                        </mrow>
                      </mfrac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i>n</mi>
    </msub>
    <annotation encoding="StarMath 5.0">[log({%zeta(s)} over {%zeta_{{log m}over{log n}}(s)})]_n</annotation>
  </semantics>
</math>
</file>

<file path=Object 2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[log %zeta(s) ]_n-[log %zeta(s)]_m</annotation>
  </semantics>
</math>
</file>

<file path=Object 25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o stretchy="false">⋅</mo>
                  <mrow>
                    <msub>
                      <mi mathvariant="normal">ζ</mi>
                      <mfrac>
                        <mrow>
                          <mi>log</mi>
                          <mi>m</mi>
                        </mrow>
                        <mrow>
                          <mi>log</mi>
                          <mi>n</mi>
                        </mrow>
                      </mfrac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{%zeta(s)} cdot {%zeta_{{log m}over{log n}}(s)})]_n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+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[log %zeta(s) ]_n+[log %zeta(s)]_m</annotation>
  </semantics>
</math>
</file>

<file path=Object 27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sub>
                      <mi mathvariant="normal">ζ</mi>
                      <mrow>
                        <mi>log</mi>
                        <mi>n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o stretchy="false">⋅</mo>
                  <mrow>
                    <msub>
                      <mi mathvariant="normal">ζ</mi>
                      <mrow>
                        <mi>log</mi>
                        <mi>m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]</mo>
      </mrow>
      <mi>e</mi>
    </msub>
    <annotation encoding="StarMath 5.0">[log({%zeta_{log n}(s)} cdot {%zeta_{{log m}}(s)})]_e</annotation>
  </semantics>
</math>
</file>

<file path=Object 2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+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[log %zeta(s) ]_n+[log %zeta(s)]_m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⋅</mo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m</mi>
            </msub>
          </mrow>
        </mrow>
        <mo fence="true" stretchy="false">)</mo>
      </mrow>
    </mrow>
    <annotation encoding="StarMath 5.0">lim from {s rightarrow 0 }{{partial}over{partial s}}lim from {z rightarrow 0 }{{partial}over{partial z}}([ %zeta(s)^z ]_n cdot [ %zeta(s)^z ]_m) </annotation>
  </semantics>
</math>
</file>

<file path=Object 3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i>n</mi>
    </msub>
    <annotation encoding="StarMath 5.0">[log({%zeta_{1 / 2}(2s)} over {%zeta(s)})]_n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row>
            <msub>
              <mi>D</mi>
              <mi>z</mi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o fence="true" stretchy="false">(</mo>
              <mrow>
                <mi>m</mi>
              </mrow>
              <mo fence="true" stretchy="false">)</mo>
            </mrow>
          </mrow>
        </mrow>
        <mo fence="true" stretchy="false">)</mo>
      </mrow>
    </mrow>
    <annotation encoding="StarMath 5.0">lim from {z rightarrow 0 }{{partial}over{partial z}}(D_z(n) cdot D_{z}(m))</annotation>
  </semantics>
</math>
</file>

<file path=Object 3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+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%PI( n ) + %PI( m )</annotation>
  </semantics>
</math>
</file>

<file path=Object 3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row>
                <mi>n</mi>
                <mo stretchy="false">−</mo>
                <mn>1</mn>
              </mrow>
            </msub>
          </mfrac>
        </mrow>
        <mo fence="true" stretchy="false">)</mo>
      </mrow>
    </mrow>
    <annotation encoding="StarMath 5.0">lim from {s rightarrow 0 }{{partial}over{partial s}}lim from {z rightarrow 0 }{{partial}over{partial z}}([ %zeta(s)^z ]_n over [ %zeta(s)^z ]_{n-1})</annotation>
  </semantics>
</math>
</file>

<file path=Object 3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m</mi>
            </msub>
          </mfrac>
        </mrow>
        <mo fence="true" stretchy="false">)</mo>
      </mrow>
    </mrow>
    <annotation encoding="StarMath 5.0">lim from {z rightarrow 0 }{{partial}over{partial z}}([ %zeta(s)^z ]_n over [ %zeta(s)^z ]_m)</annotation>
  </semantics>
</math>
</file>

<file path=Object 34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row>
              <msub>
                <mi>D</mi>
                <mi>z</mi>
              </msub>
              <mrow>
                <mo fence="true" stretchy="false">(</mo>
                <mrow>
                  <mi>n</mi>
                </mrow>
                <mo fence="true" stretchy="false">)</mo>
              </mrow>
            </mrow>
            <mrow>
              <msub>
                <mi>D</mi>
                <mi>z</mi>
              </msub>
              <mrow>
                <mo fence="true" stretchy="false">(</mo>
                <mrow>
                  <mi>m</mi>
                </mrow>
                <mo fence="true" stretchy="false">)</mo>
              </mrow>
            </mrow>
          </mfrac>
        </mrow>
        <mo fence="true" stretchy="false">)</mo>
      </mrow>
    </mrow>
    <annotation encoding="StarMath 5.0">lim from {z rightarrow 0 }{{partial}over{partial z}}({D_z(n)} over {D_{z}(m)})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m</mi>
            </msub>
          </mfrac>
        </mrow>
        <mo fence="true" stretchy="false">)</mo>
      </mrow>
    </mrow>
    <annotation encoding="StarMath 5.0">lim from {s rightarrow 0 }{{partial}over{partial s}}lim from {z rightarrow 0 }{{partial}over{partial z}}([ %zeta(s)^z ]_n over [ %zeta(s)^z ]_m)</annotation>
  </semantics>
</math>
</file>

<file path=Object 36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row>
                <mi>n</mi>
                <mo stretchy="false">−</mo>
                <mn>1</mn>
              </mrow>
            </msub>
          </mfrac>
        </mrow>
        <mo fence="true" stretchy="false">)</mo>
      </mrow>
    </mrow>
    <annotation encoding="StarMath 5.0">lim from {z rightarrow 0 }{{partial}over{partial z}}([ %zeta(s)^z ]_n over [ %zeta(s)^z ]_{n-1})</annotation>
  </semantics>
</math>
</file>

<file path=Object 37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frac>
            <mrow>
              <msub>
                <mi>D</mi>
                <mi>z</mi>
              </msub>
              <mrow>
                <mo fence="true" stretchy="false">(</mo>
                <mrow>
                  <mi>n</mi>
                </mrow>
                <mo fence="true" stretchy="false">)</mo>
              </mrow>
            </mrow>
            <mrow>
              <msub>
                <mi>D</mi>
                <mi>z</mi>
              </msub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</mrow>
        <mo fence="true" stretchy="false">)</mo>
      </mrow>
    </mrow>
    <annotation encoding="StarMath 5.0">lim from {z rightarrow 0 }{{partial}over{partial z}}({D_z(n)} over {D_{z}(n-1)})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m</mi>
              </msub>
            </mfrac>
          </mrow>
          <mo fence="true" stretchy="false">)</mo>
        </mrow>
        <mo stretchy="false">=</mo>
        <mrow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n>2</mn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m</mi>
          </msub>
        </mrow>
      </mrow>
    </mrow>
    <annotation encoding="StarMath 5.0">lim from {z rightarrow 0 }{{partial}over{partial z}}([ (1-2^{1-s})%zeta(s)^z ]_n over [ (1-2^{1-s})%zeta(s)^z ]_m) = [ log ((1-2^{1-s}))%zeta(s) ]_n - [ log ((1-2^{1-s})%zeta(s)) ]_m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i>a</mi>
                          <mo stretchy="false">⋅</mo>
                          <mi>z</mi>
                        </mrow>
                      </msup>
                    </mrow>
                  </mrow>
                  <mo fence="true" stretchy="false">]</mo>
                </mrow>
                <mi>n</mi>
              </msub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row>
                          <mi>b</mi>
                          <mo stretchy="false">⋅</mo>
                          <mi>z</mi>
                        </mrow>
                      </msup>
                    </mrow>
                  </mrow>
                  <mo fence="true" stretchy="false">]</mo>
                </mrow>
                <mi>m</mi>
              </msub>
            </mrow>
          </mrow>
          <mo fence="true" stretchy="false">)</mo>
        </mrow>
        <mo stretchy="false">=</mo>
        <mi>a</mi>
      </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i>b</mi>
      </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lim from {z rightarrow 0 }{{partial}over{partial z}}([ %zeta(s)^{a cdot z} ]_n cdot [ %zeta(t)^{b cdot z} ]_m) = a[ log %zeta(s) ]_n + b[ log %zeta(t) ]_m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i>n</mi>
    </msub>
    <annotation encoding="StarMath 5.0">[log({%zeta(s)} over {%zeta_{1 / 2}(2s)})]_n</annotation>
  </semantics>
</math>
</file>

<file path=Object 4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row>
                <msub>
                  <mi>L</mi>
                  <mrow>
                    <mo stretchy="false">−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</mrow>
              <mrow>
                <msub>
                  <mi>L</mi>
                  <mrow>
                    <mo stretchy="false">−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m</mi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row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n</mi>
                  <mo stretchy="false">−</mo>
                  <mi mathvariant="normal">γ</mi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m</mi>
                  <mo stretchy="false">−</mo>
                  <mi mathvariant="normal">γ</mi>
                </mrow>
              </mrow>
            </mrow>
            <mo fence="true" stretchy="false">)</mo>
          </mrow>
        </mrow>
      </mrow>
    </mrow>
    <annotation encoding="StarMath 5.0">lim from {z rightarrow 0 }{{partial}over{partial z}}({L_{-z}(log n)} over {L_{-z}(log m)}) = (li(n)-log log n - %gamma) - (li(m)-log log m - %gamma)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row>
                <msub>
                  <mi>L</mi>
                  <mrow>
                    <mrow>
                      <mo stretchy="false">−</mo>
                      <mi>a</mi>
                    </mrow>
                    <mo stretchy="false">⋅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</mrow>
              <mo stretchy="false">⋅</mo>
              <mrow>
                <msub>
                  <mi>L</mi>
                  <mrow>
                    <mrow>
                      <mo stretchy="false">−</mo>
                      <mi>b</mi>
                    </mrow>
                    <mo stretchy="false">⋅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m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>log</mi>
              </mrow>
              <mi>log</mi>
              <mrow>
                <mi>n</mi>
                <mo stretchy="false">−</mo>
                <mi mathvariant="normal">γ</mi>
              </mrow>
            </mrow>
          </mrow>
          <mo fence="true" stretchy="false">)</mo>
        </mrow>
        <mo stretchy="false">+</mo>
        <mi>b</mi>
      </mrow>
      <mrow>
        <mo fence="true" stretchy="false">(</mo>
        <mrow>
          <mrow>
            <mi mathvariant="italic">li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−</mo>
              <mi>log</mi>
            </mrow>
            <mi>log</mi>
            <mrow>
              <mi>m</mi>
              <mo stretchy="false">−</mo>
              <mi mathvariant="normal">γ</mi>
            </mrow>
          </mrow>
        </mrow>
        <mo fence="true" stretchy="false">)</mo>
      </mrow>
    </mrow>
    <annotation encoding="StarMath 5.0">lim from {z rightarrow 0 }{{partial}over{partial z}}({L_{-a cdot z}(log n)} cdot {L_{-b cdot z}(log m)}) = a(li(n)-log log n - %gamma) + b(li(m)-log log m - %gamma)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row>
            <msup>
              <mi>x</mi>
              <mi>k</mi>
            </msup>
            <mo stretchy="false">⋅</mo>
            <mi>log</mi>
          </mrow>
          <mi>x</mi>
        </mrow>
      </mrow>
      <mo stretchy="false">=</mo>
      <mrow>
        <mo stretchy="false">−</mo>
        <mfrac>
          <mrow>
            <mi>x</mi>
            <mi>log</mi>
            <mi>x</mi>
          </mrow>
          <mrow>
            <mi>x</mi>
            <mo stretchy="false">−</mo>
            <mn>1</mn>
          </mrow>
        </mfrac>
      </mrow>
    </mrow>
    <annotation encoding="StarMath 5.0">sum from k = 1 to infinity {{x^{k}}cdot log x} = 
- { {x log x}over{x-1} }</annotation>
  </semantics>
</math>
</file>

<file path=Object 4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sup>
                <mn>1</mn>
                <mtext>+</mtext>
              </msup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o stretchy="false">−</mo>
                <mn>1</mn>
              </mrow>
              <mi>k</mi>
            </mfrac>
          </mrow>
        </mrow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lim from{x rightarrow 1^"+"} sum from k = 1 to lfloor {log n}over {log x}  rfloor {{x^{k(1-s)}-1} over {k}} = 
li(n^{1-s}) - log log n^{1-s} - %gamma</annotation>
  </semantics>
</math>
</file>

<file path=Object 46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sup>
              <mi>x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sum from k = 1 to Infinity {{x^{k(1-s)}} over {k}} = -log( 1-x^(1-s) )
</annotation>
  </semantics>
</math>
</file>

<file path=Object 4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sup>
                <mn>1</mn>
                <mtext>+</mtext>
              </msup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i>k</mi>
                </msup>
                <mo stretchy="false">−</mo>
                <mn>1</mn>
              </mrow>
              <mi>k</mi>
            </mfrac>
          </mrow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{x rightarrow 1^"+"} sum from k = 1 to lfloor {log n}over {log x}  rfloor {{x^{k}-1} over {k}} = 
li(n) - log log n - %gamma</annotation>
  </semantics>
</math>
</file>

<file path=Object 4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i>k</mi>
            </msup>
            <mi>k</mi>
          </mfrac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sum from k = 1 to Infinity {{x^{k}} over {k}} = -log( 1-x )
</annotation>
  </semantics>
</math>
</file>

<file path=Object 4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row>
              <msup>
                <mi>x</mi>
                <mi>k</mi>
              </msup>
              <mo stretchy="false">⋅</mo>
              <mi>log</mi>
            </mrow>
            <mi>x</mi>
          </mrow>
        </mrow>
      </mrow>
      <mo stretchy="false">=</mo>
      <mrow>
        <mi>n</mi>
        <mo stretchy="false">−</mo>
        <mn>1</mn>
      </mrow>
    </mrow>
    <annotation encoding="StarMath 5.0">lim from{x rightarrow 1^"+"} sum from k = 1 to lfloor {log n}over {log x}  rfloor {{x^{k}}cdot log x} = 
n - 1</annotation>
  </semantics>
</math>
</file>

<file path=Object 5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  <mo stretchy="false">⋅</mo>
                    <mi mathvariant="normal">ζ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%zeta(s-a ) cdot %zeta(s))]_n</annotation>
  </semantics>
</math>
</file>

<file path=Object 5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n>2</mn>
                    </msub>
                    <mi>n</mi>
                  </mrow>
                </mrow>
                <mo fence="true" stretchy="false">⌋</mo>
              </mrow>
            </munderover>
            <mfrac>
              <mn>1</mn>
              <mi>k</mi>
            </mfrac>
          </mrow>
          <mo stretchy="false">⋅</mo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</mrow>
      </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i>k</mi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pi(n) = sum from k = 1 to {lfloor log_2 n rfloor} {1 over k}cdot{{%mu(k)}}[log %zeta_{1 / k}(0)]_n
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frac>
                          <mn>1</mn>
                          <mi>k</mi>
                        </mfrac>
                        <mo stretchy="false">⋅</mo>
                        <msub>
                          <mrow>
                            <mo fence="true" stretchy="false">[</mo>
                            <mrow>
                              <mrow>
                                <mo stretchy="false">∇</mo>
                                <mi mathvariant="normal">ζ</mi>
                                <msup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]</mo>
                          </mrow>
                          <mi>k</mi>
                        </msub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i>k</mi>
                  </mrow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prod from k=1 %zeta_{1 / k}(0)^{1 over k cdot [nabla %zeta(0)^-1]_k})]_n = sum from k = 1 {1 over k}cdot{{[nabla %zeta(0)^-1]_k}} cdot [log %zeta_{1 / k}(0 )]_{n}
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s</mi>
                            <mo stretchy="false">⋅</mo>
                            <mi>k</mi>
                          </mrow>
                        </mrow>
                        <mo fence="true" stretchy="false">)</mo>
                      </mrow>
                      <mrow>
                        <mfrac>
                          <mn>1</mn>
                          <mi>k</mi>
                        </mfrac>
                        <mo stretchy="false">⋅</mo>
                        <msub>
                          <mrow>
                            <mo fence="true" stretchy="false">[</mo>
                            <mrow>
                              <mrow>
                                <mo stretchy="false">∇</mo>
                                <mi mathvariant="normal">ζ</mi>
                                <msup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]</mo>
                          </mrow>
                          <mi>k</mi>
                        </msub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i>k</mi>
                  </mrow>
                </msub>
                <mrow>
                  <mo fence="true" stretchy="false">(</mo>
                  <mrow>
                    <mrow>
                      <mi>s</mi>
                      <mo stretchy="false">⋅</mo>
                      <mi>k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prod from k=1 %zeta_{1 / k}(s cdot k)^{1 over k cdot [nabla %zeta(0)^-1]_k})]_n = sum from k = 1 {1 over k}cdot{{[nabla %zeta(0)^-1]_k}} cdot [log %zeta_{1 / k}(s cdot k)]_{n}
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i>k</mi>
                </mrow>
              </msub>
              <mrow>
                <mo fence="true" stretchy="false">(</mo>
                <mrow>
                  <mrow>
                    <mi>s</mi>
                    <mo stretchy="false">⋅</mo>
                    <mi>k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row>
                              <mi>s</mi>
                              <mo stretchy="false">⋅</mo>
                              <mi>k</mi>
                            </mrow>
                          </mrow>
                          <mo fence="true" stretchy="false">)</mo>
                        </mrow>
                        <mrow>
                          <mfrac>
                            <mn>1</mn>
                            <mi>k</mi>
                          </mfrac>
                          <mo stretchy="false">⋅</mo>
                          <msub>
                            <mrow>
                              <mo fence="true" stretchy="false">[</mo>
                              <mrow>
                                <mrow>
                                  <mo stretchy="false">∇</mo>
                                  <mi mathvariant="normal">ζ</mi>
                                  <msup>
                                    <mrow>
                                      <mo fence="true" stretchy="false">(</mo>
                                      <mrow>
                                        <mn>0</mn>
                                      </mrow>
                                      <mo fence="true" stretchy="false">)</mo>
                                    </mrow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]</mo>
                            </mrow>
                            <mi>k</mi>
                          </msub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%zeta_{1 / k}(s cdot k)]_n = sum from k = 1 {1 over k} cdot {{[nabla %zeta(0)]_k}} cdot [log(prod from k=1 %zeta_{1 / k}(s cdot k)^{1 over k cdot [nabla %zeta(0)^-1]_k})]_{n}
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frac>
                    <mn>1</mn>
                    <mi>k</mi>
                  </mfrac>
                  <mo stretchy="false">⋅</mo>
                  <msub>
                    <mrow>
                      <mo fence="true" stretchy="false">[</mo>
                      <mrow>
                        <mrow>
                          <mo stretchy="false">∇</mo>
                          <mi mathvariant="normal">ζ</mi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]</mo>
                    </mrow>
                    <mi>k</mi>
                  </msub>
                </mrow>
              </msup>
            </mrow>
          </mrow>
          <mo fence="true" stretchy="false">]</mo>
        </mrow>
        <mi>n</mi>
      </msub>
    </mrow>
    <annotation encoding="StarMath 5.0">[f]_n=[prod from k=1 %zeta_{1 over k}(0)^{1 over k cdot [nabla %zeta(0)^-1]_k}]_n
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frac>
                  <mn>1</mn>
                  <mi>k</mi>
                </mfrac>
              </msup>
            </mrow>
          </mrow>
          <mo fence="true" stretchy="false">]</mo>
        </mrow>
        <mi>n</mi>
      </msub>
    </mrow>
    <annotation encoding="StarMath 5.0">[%zeta(0)]_n=[prod from k=1 f_{1 over k}(0)^{1 over k}]_n
</annotation>
  </semantics>
</math>
</file>

<file path=Object 56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⋅</mo>
              <msup>
                <mi>b</mi>
                <mn>2</mn>
              </msup>
              <mo stretchy="false">⋅</mo>
              <msup>
                <mi>c</mi>
                <mn>3</mn>
              </msup>
              <mo stretchy="false">⋅</mo>
              <msup>
                <mi>d</mi>
                <mn>4</mn>
              </msup>
              <mo stretchy="false">⋅</mo>
              <mn>...</mn>
            </mrow>
            <mo stretchy="false">≤</mo>
            <mi>n</mi>
          </mrow>
        </munder>
        <msub>
          <mi>f</mi>
          <mn>1</mn>
        </msub>
      </mrow>
      <mrow>
        <mrow>
          <mrow>
            <mo fence="true" stretchy="false">(</mo>
            <mrow>
              <mi>a</mi>
            </mrow>
            <mo fence="true" stretchy="false">)</mo>
          </mrow>
          <mo stretchy="false">⋅</mo>
          <mrow>
            <msub>
              <mi>f</mi>
              <mfrac>
                <mn>1</mn>
                <mn>2</mn>
              </mfrac>
            </msub>
            <mrow>
              <mo fence="true" stretchy="false">(</mo>
              <mrow>
                <mi>b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3</mn>
              </mfrac>
            </msub>
            <mrow>
              <mo fence="true" stretchy="false">(</mo>
              <mrow>
                <mi>c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4</mn>
              </mfrac>
            </msub>
            <mrow>
              <mo fence="true" stretchy="false">(</mo>
              <mrow>
                <mi>d</mi>
              </mrow>
              <mo fence="true" stretchy="false">)</mo>
            </mrow>
          </mrow>
          <mo stretchy="false">⋅</mo>
          <mn>...</mn>
        </mrow>
        <mo stretchy="false">=</mo>
        <mi>n</mi>
      </mrow>
    </mrow>
    <annotation encoding="StarMath 5.0">sum from a cdot b^2 cdot c^3 cdot d^4 cdot... &lt;= n f_{1}(a) cdot { f_{1 over 2}(b) } cdot { f_{1 over 3}(c) } cdot { f_{1 over 4}(d) } cdot ... = n</annotation>
  </semantics>
</math>
</file>

<file path=Object 5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?</mi>
      </mrow>
      <mi>?</mi>
      <mrow>
        <mi>?</mi>
        <mo stretchy="false">+</mo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f(s))]_n = ??? + [f(s)]_n</annotation>
  </semantics>
</math>
</file>

<file path=Object 5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i>k</mi>
              </mfrac>
            </mrow>
          </mrow>
          <mo stretchy="false">+</mo>
          <mi>log</mi>
        </mrow>
      </mrow>
      <msub>
        <mi mathvariant="normal">ζ</mi>
        <mi>n</mi>
      </msub>
      <mrow>
        <mo fence="true" stretchy="false">(</mo>
        <mrow>
          <mi>s</mi>
        </mrow>
        <mo fence="true" stretchy="false">)</mo>
      </mrow>
    </mrow>
    <annotation encoding="StarMath 5.0">log((1-x^{1-s})%zeta(s)) = - sum from k = 1 to infinity {{x^{k(1-s)}} over {k}} + log %zeta_n(s)</annotation>
  </semantics>
</math>
</file>

<file path=Object 5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row>
                  <mi>k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k</mi>
            </mfrac>
          </mrow>
        </mrow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%zeta(s))]_n = - sum from k = 1 to lfloor {log n}over {log x}  rfloor {{x^{k(1-s)}} over {k}} + [log %zeta(s)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i mathvariant="normal">ζ</mi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i>n</mi>
    </msub>
    <annotation encoding="StarMath 5.0">[log ({%zeta( s-a )} over {%zeta(s)})]_n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>x</mi>
    </mrow>
    <annotation encoding="StarMath 5.0">lim from {s rightarrow 1}{}(1-x^{1-s})%zeta(s) = log x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lim from {x rightarrow 1}{}lim from {s rightarrow 1}{}[(1-x^{1-s})%zeta(s)]_n = ???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lim from {x rightarrow 1}{}lim from {s rightarrow 1}{}[(1-x^{1-s})%zeta(s)-1]_n = ???</annotation>
  </semantics>
</math>
</file>

<file path=Object 6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64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%zeta(s)^z)]_n</annotation>
  </semantics>
</math>
</file>

<file path=Object 65/content.xml><?xml version="1.0" encoding="utf-8"?>
<math xmlns="http://www.w3.org/1998/Math/MathML" display="block">
  <semantics>
    <mrow>
      <mi>z</mi>
      <mo stretchy="false">⋅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z cdot [log %zeta(s)]_n</annotation>
  </semantics>
</math>
</file>

<file path=Object 66/content.xml><?xml version="1.0" encoding="utf-8"?>
<math xmlns="http://www.w3.org/1998/Math/MathML" display="block">
  <semantics>
    <mrow>
      <munder>
        <mo stretchy="false">∑</mo>
        <mrow>
          <mi>k</mi>
          <mo stretchy="false">=</mo>
          <mn>1</mn>
        </mrow>
      </munder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i>k</mi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sum from k = 1 [log %zeta_{1 / k}(0)]_n</annotation>
  </semantics>
</math>
</file>

<file path=Object 67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frac>
                      <mrow>
                        <mi mathvariant="normal">μ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  <mi>k</mi>
                    </mfrac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prod from k = 1 %zeta_{1 / k}(0)^{{{%mu(k)} over k}})]_n</annotation>
  </semantics>
</math>
</file>

<file path=Object 6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69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(1-x^{1-s})%zeta(s)^z)]_n</annotation>
  </semantics>
</math>
</file>

<file path=Object 7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prod from k = 1 %zeta_{1 / k}(0))]_n</annotation>
  </semantics>
</math>
</file>

<file path=Object 70/content.xml><?xml version="1.0" encoding="utf-8"?>
<math xmlns="http://www.w3.org/1998/Math/MathML" display="block">
  <semantics>
    <mrow>
      <mrow>
        <mrow>
          <mo stretchy="false">−</mo>
          <mi>z</mi>
        </mrow>
        <mo stretchy="false">⋅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i>k</mi>
              </mrow>
            </msup>
            <mi>k</mi>
          </mfrac>
        </mrow>
      </mrow>
      <mo stretchy="false">+</mo>
      <mrow>
        <mi>z</mi>
        <mo stretchy="false">⋅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-z cdot  sum from k = 1 to lfloor {log n}over {log x}  rfloor {{x^{(1-s)k}} over {k}} + z cdot [log %zeta(s)]_n</annotation>
  </semantics>
</math>
</file>

<file path=Object 7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[log %zeta(s) ]_n-[log %zeta(s)]_m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⋅</mo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m</mi>
            </msub>
          </mrow>
        </mrow>
        <mo fence="true" stretchy="false">)</mo>
      </mrow>
    </mrow>
    <annotation encoding="StarMath 5.0">lim from {z rightarrow 0 }{{partial}over{partial z}}([ %zeta(s)^z ]_n cdot [ %zeta(s)^z ]_m)</annotation>
  </semantics>
</math>
</file>

<file path=Object 7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+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 [ log %zeta(s) ]_n + [ log %zeta(s) ]_m</annotation>
  </semantics>
</math>
</file>

<file path=Object 7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+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%psi( n ) + %psi( m )</annotation>
  </semantics>
</math>
</file>

<file path=Object 7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m</mi>
      </msub>
    </mrow>
    <annotation encoding="StarMath 5.0">[ log %zeta(s) ]_n - [ log %zeta(s) ]_m</annotation>
  </semantics>
</math>
</file>

<file path=Object 7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 %PI( n ) - %PI( m )</annotation>
  </semantics>
</math>
</file>

<file path=Object 77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 %psi( n ) - %psi( m )</annotation>
  </semantics>
</math>
</file>

<file path=Object 78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%kappa( n ) cdot n^-s</annotation>
  </semantics>
</math>
</file>

<file path=Object 79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 %kappa( n )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(1-x^{1-s})%zeta(s))]_n</annotation>
  </semantics>
</math>
</file>

<file path=Object 80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 %LAMBDA( n )</annotation>
  </semantics>
</math>
</file>

<file path=Object 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n>2</mn>
                </mrow>
              </msub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−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 [log %zeta_{1 / 2}(2s) ]_n-[log %zeta(s)]_n</annotation>
  </semantics>
</math>
</file>